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ce21" style:family="table-cell" style:parent-style-name="Defaul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1" style:family="table-cell" style:parent-style-name="Default"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3" style:family="table-cell" style:parent-style-name="Default">
      <style:text-properties style:font-name="Times New Roman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1" fo:font-size="12pt" style:font-name-asian="Times New Roman" style:font-name-complex="Times New Roman" style:font-size-asian="12pt" style:font-size-complex="12pt"/>
    </style:style>
    <style:style style:name="T2" style:family="text">
      <style:text-properties style:font-name="Times New Roman1" fo:font-size="12pt" style:font-name-asian="Times New Roman" style:font-name-complex="Times New Roman" style:font-size-asian="12pt" style:font-size-complex="12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style:font-size-asian="12pt" style:font-size-complex="12pt" fo:font-weight="normal" style:font-weight-asian="normal" style:font-weight-complex="normal"/>
    </style:style>
    <style:style style:name="T8" style:family="text">
      <style:text-properties style:font-name="Times New Roman1" fo:font-size="12pt" style:font-size-asian="12pt" style:font-size-complex="12pt" fo:font-weight="bold" style:font-weight-asian="bold" style:font-weight-complex="bold"/>
    </style:style>
    <style:style style:name="T9" style:family="text">
      <style:text-properties style:font-name="Times New Roman1" fo:font-size="12pt" fo:font-weight="bold" style:font-size-asian="12pt" style:font-size-complex="12pt" style:font-weight-asian="bold" style:font-weight-complex="bold"/>
    </style:style>
    <style:style style:name="T10" style:family="text">
      <style:text-properties fo:font-weight="bold" style:font-weight-asian="bold" style:font-weight-complex="bold" style:font-name="Times New Roman"/>
    </style:style>
    <style:style style:name="T11" style:family="text">
      <style:text-properties style:font-name="Times New Roman"/>
    </style:style>
    <style:style style:name="T12" style:family="text">
      <style:text-properties style:font-name="Times New Roman1" fo:font-size="12pt" fo:font-style="italic" style:font-size-asian="12pt" style:font-size-complex="12pt" style:font-style-asian="italic" style:font-style-complex="italic"/>
    </style:style>
    <style:style style:name="T13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name-asian="Times New Roman" style:font-name-complex="Times New Roman" style:font-weight-asian="bold" style:font-weight-complex="bold"/>
    </style:style>
    <style:style style:name="T14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 New Roman" style:font-name-complex="Times New Roman"/>
    </style:style>
    <style:style style:name="T15" style:family="text">
      <style:text-properties style:font-name="Times New Roman" fo:font-weight="bold" style:font-weight-asian="bold" style:font-weight-complex="bold"/>
    </style:style>
    <style:style style:name="T16" style:family="text">
      <style:text-properties style:font-name-asian="Times New Roman" style:font-name-complex="Times New Roman"/>
    </style:style>
    <style:style style:name="T17" style:family="text">
      <style:text-properties style:font-name-asian="Times New Roman" style:font-name-complex="Times New Roman" fo:font-weight="bold" style:font-weight-asian="bold" style:font-weight-complex="bold"/>
    </style:style>
    <style:style style:name="T18" style:family="text">
      <style:text-properties style:font-name="Times New Roman1"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9" style:family="text">
      <style:text-properties style:font-name="Times New Roman1" fo:font-size="12pt" fo:font-style="italic" style:font-name-asian="Times New Roman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Times New Roman1" fo:font-size="12pt" style:font-size-asian="12pt" style:font-size-complex="12pt" style:font-name-complex="Times New Roman1"/>
    </style:style>
    <style:style style:name="T22" style:family="text">
      <style:text-properties style:font-name="Times New Roman1" fo:font-size="12pt" style:font-size-asian="12pt" style:font-size-complex="12pt" style:font-name-complex="Times New Roman"/>
    </style:style>
    <style:style style:name="T23" style:family="text">
      <style:text-properties style:font-name="Times New Roman1" fo:font-size="12pt" style:font-size-asian="12pt" style:font-size-complex="12pt" style:font-name-complex="Times New Roman1" fo:font-style="italic" style:font-style-complex="italic"/>
    </style:style>
    <style:style style:name="T24" style:family="text">
      <style:text-properties style:font-name="Times New Roman1" fo:font-size="12pt" style:font-size-asian="12pt" style:font-size-complex="12pt" style:font-name-complex="Times New Roman1" fo:font-style="normal" style:font-style-complex="normal"/>
    </style:style>
    <style:style style:name="T25" style:family="text">
      <style:text-properties style:font-name="Times New Roman1" fo:font-size="12pt" style:font-name-complex="Times New Roman1" style:font-size-asian="12pt" style:font-size-complex="12pt"/>
    </style:style>
    <style:style style:name="T26" style:family="text">
      <style:text-properties style:font-name="Times New Roman1" fo:font-size="12pt" style:font-size-asian="12pt" style:font-size-complex="12pt" fo:font-style="normal" style:font-style-complex="normal"/>
    </style:style>
    <style:style style:name="T27" style:family="text">
      <style:text-properties style:font-name="Times New Roman1" fo:font-size="12pt" style:font-size-asian="12pt" style:font-size-complex="12pt" fo:font-style="italic" style:font-style-complex="italic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style:font-size-asian="12pt" style:font-size-complex="12pt" fo:font-style="italic" style:font-style-complex="italic"/>
    </style:style>
    <style:style style:name="T30" style:family="text">
      <style:text-properties style:font-name="Times New Roman" style:font-name-asian="Times New Roman" style:font-name-complex="Times New Roman"/>
    </style:style>
    <style:style style:name="T31" style:family="text">
      <style:text-properties style:font-name-complex="Times New Roman1"/>
    </style:style>
    <style:style style:name="T32" style:family="text">
      <style:text-properties style:font-name-complex="Times New Roman"/>
    </style:style>
    <style:style style:name="T33" style:family="text">
      <style:text-properties style:font-name-complex="Times New Roman1" fo:font-style="italic" style:font-style-complex="italic"/>
    </style:style>
    <style:style style:name="T34" style:family="text">
      <style:text-properties style:font-name-complex="Times New Roman1" fo:font-style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ce1"/>
        <table:table-column table:style-name="co1" table:default-cell-style-name="Default"/>
        <table:table-column table:style-name="co1" table:number-columns-repeated="16374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1">Yzterbegui duyen oro nitan </text:span><text:span text:style-name="T2">vedi gaztiga</text:span></text:p>
          </table:table-cell>
          <table:table-cell office:value-type="string" calcext:value-type="string">
            <text:p>Etxepare’s <text:span text:style-name="T20">Linguae vasconum primitiae</text:span><text:span text:style-name="T5"> (1545)</text:span></text:p>
          </table:table-cell>
          <table:table-cell office:value-type="string" calcext:value-type="string">
            <text:p><text:span text:style-name="T6">Etxepare, </text:span><text:span text:style-name="T21">Bernat. 1980 </text:span><text:span text:style-name="T22">[1545]</text:span><text:span text:style-name="T21">. </text:span><text:span text:style-name="T23">Linguae vasconum primitiae</text:span><text:span text:style-name="T2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20">edi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3">acusatu baguira</text:span></text:p>
          </table:table-cell>
          <table:table-cell office:value-type="string" calcext:value-type="string">
            <text:p>Etxepare’s <text:span text:style-name="T20">Linguae vasconum primitiae</text:span><text:span text:style-name="T5"> (1545)</text:span></text:p>
          </table:table-cell>
          <table:table-cell office:value-type="string" calcext:value-type="string">
            <text:p><text:span text:style-name="T6">Etxepare, </text:span><text:span text:style-name="T21">Bernat. 1980 </text:span><text:span text:style-name="T22">[1545]</text:span><text:span text:style-name="T21">. </text:span><text:span text:style-name="T23">Linguae vasconum primitiae</text:span><text:span text:style-name="T2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3">fundatu den</text:span> eliça</text:p>
          </table:table-cell>
          <table:table-cell office:value-type="string" calcext:value-type="string">
            <text:p>Etxepare’s <text:span text:style-name="T20">Linguae vasconum primitiae</text:span><text:span text:style-name="T5"> (1545)</text:span></text:p>
          </table:table-cell>
          <table:table-cell office:value-type="string" calcext:value-type="string">
            <text:p><text:span text:style-name="T6">Etxepare, </text:span><text:span text:style-name="T21">Bernat. 1980 </text:span><text:span text:style-name="T22">[1545]</text:span><text:span text:style-name="T21">. </text:span><text:span text:style-name="T23">Linguae vasconum primitiae</text:span><text:span text:style-name="T2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Orhit adi orduyan nola <text:span text:style-name="T3">yçan redemitu</text:span> haren odol saynduyaz</text:p>
          </table:table-cell>
          <table:table-cell office:value-type="string" calcext:value-type="string">
            <text:p>Etxepare’s <text:span text:style-name="T20">Linguae vasconum primitiae</text:span><text:span text:style-name="T5"> (1545)</text:span></text:p>
          </table:table-cell>
          <table:table-cell office:value-type="string" calcext:value-type="string">
            <text:p><text:span text:style-name="T6">Etxepare, </text:span><text:span text:style-name="T21">Bernat. 1980 </text:span><text:span text:style-name="T22">[1545]</text:span><text:span text:style-name="T21">. </text:span><text:span text:style-name="T23">Linguae vasconum primitiae</text:span><text:span text:style-name="T2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euscaldunac mundu orotan <text:span text:style-name="T3">preciatu ciraden</text:span></text:p>
          </table:table-cell>
          <table:table-cell office:value-type="string" calcext:value-type="string">
            <text:p>Etxepare’s <text:span text:style-name="T20">Linguae vasconum primitiae</text:span><text:span text:style-name="T5"> (1545)</text:span></text:p>
          </table:table-cell>
          <table:table-cell office:value-type="string" calcext:value-type="string">
            <text:p><text:span text:style-name="T6">Etxepare, </text:span><text:span text:style-name="T21">Bernat. 1980 </text:span><text:span text:style-name="T22">[1545]</text:span><text:span text:style-name="T21">. </text:span><text:span text:style-name="T23">Linguae vasconum primitiae</text:span><text:span text:style-name="T2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ala eguin vadaçagu <text:span text:style-name="T3">ohoratu guirate</text:span></text:p>
          </table:table-cell>
          <table:table-cell office:value-type="string" calcext:value-type="string">
            <text:p>Etxepare’s <text:span text:style-name="T20">Linguae vasconum primitiae</text:span><text:span text:style-name="T5"> (1545)</text:span></text:p>
          </table:table-cell>
          <table:table-cell office:value-type="string" calcext:value-type="string">
            <text:p><text:span text:style-name="T6">Etxepare, </text:span><text:span text:style-name="T21">Bernat. 1980 </text:span><text:span text:style-name="T22">[1545]</text:span><text:span text:style-name="T21">. </text:span><text:span text:style-name="T23">Linguae vasconum primitiae</text:span><text:span text:style-name="T2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20">izan </text:span><text:span text:style-name="T5">+ -</text:span><text:span text:style-name="T20">te</text:span><text:span text:style-name="T5">/-</text:span><text:span text:style-name="T20">ke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3">cinhexi çaten</text:span></text:p>
          </table:table-cell>
          <table:table-cell office:value-type="string" calcext:value-type="string">
            <text:p>Etxepare’s <text:span text:style-name="T20">Linguae vasconum primitiae</text:span><text:span text:style-name="T5"> (1545)</text:span></text:p>
          </table:table-cell>
          <table:table-cell office:value-type="string" calcext:value-type="string">
            <text:p><text:span text:style-name="T6">Etxepare, </text:span><text:span text:style-name="T21">Bernat. 1980 </text:span><text:span text:style-name="T22">[1545]</text:span><text:span text:style-name="T21">. </text:span><text:span text:style-name="T23">Linguae vasconum primitiae</text:span><text:span text:style-name="T2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20">izan </text:span><text:span text:style-name="T5">+ -</text:span><text:span text:style-name="T20">te</text:span><text:span text:style-name="T5">/-</text:span><text:span text:style-name="T20">ke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ltean il ninçan, da <text:span text:style-name="T3">aztu ninçan</text:span></text:p>
          </table:table-cell>
          <table:table-cell office:value-type="string" calcext:value-type="string">
            <text:p>Landuchio’s <text:span text:style-name="T20">Dictionarium linguae cantabricae</text:span> (1562)</text:p>
          </table:table-cell>
          <table:table-cell office:value-type="string" calcext:value-type="string">
            <text:p>Landuchio, Nicolao. 1958 [1562]. <text:span text:style-name="T2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4">Iltean </text:span><text:span text:style-name="T3">il ninçan</text:span><text:span text:style-name="T4">, da aztu ninçan</text:span></text:p>
          </table:table-cell>
          <table:table-cell office:value-type="string" calcext:value-type="string">
            <text:p>Landuchio’s <text:span text:style-name="T20">Dictionarium linguae cantabricae</text:span> (1562)</text:p>
          </table:table-cell>
          <table:table-cell office:value-type="string" calcext:value-type="string">
            <text:p>Landuchio, Nicolao. 1958 [1562]. <text:span text:style-name="T2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Inchoat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3">egiciriq</text:span> <text:span text:style-name="T5">[…]</text:span> munduac <text:span text:style-name="T4">edequiric</text:span> <text:span text:style-name="T5">[…]</text:span> haydeac eta adisquideac urte gutis <text:span text:style-name="T4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2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4">egiciriq</text:span> <text:span text:style-name="T5">[…]</text:span> munduac <text:span text:style-name="T3">edequiric</text:span> <text:span text:style-name="T5">[…]</text:span> haydeac eta adisquideac urte gutis <text:span text:style-name="T4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2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4">egiciriq</text:span> <text:span text:style-name="T5">[…]</text:span> munduac <text:span text:style-name="T4">edequiric</text:span> <text:span text:style-name="T5">[…]</text:span> haydeac eta adisquideac urte gutis <text:span text:style-name="T3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2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<text:span text:style-name="T3">Batheyatzen ciraden</text:span> harẽnganic</text:p>
          </table:table-cell>
          <table:table-cell table:style-name="ce7" office:value-type="string" calcext:value-type="string">
            <text:p><text:span text:style-name="T5">Leizarraga’s </text:span>Testamentu Berria<text:span text:style-name="T5"> (1571)</text:span></text:p>
          </table:table-cell>
          <table:table-cell table:style-name="ce9" office:value-type="string" calcext:value-type="string">
            <text:p><text:span text:style-name="T25">Leizarraga, Joanes. 1990 </text:span><text:span text:style-name="T22">[</text:span><text:span text:style-name="T21">1571</text:span><text:span text:style-name="T22">]</text:span><text:span text:style-name="T21">. </text:span><text:span text:style-name="T23">Iesus Christ gure iaunaren testamentu berria, Othoitza ecclesiasticoen forma,Catechismea, Kalendrera, ABC edo christinoen instructionea</text:span><text:span text:style-name="T2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1">Dohatsu dirade iustitiagatic </text:span><text:span text:style-name="T2">persecutatzen diradenac</text:span></text:p>
          </table:table-cell>
          <table:table-cell table:style-name="ce7" office:value-type="string" calcext:value-type="string">
            <text:p><text:span text:style-name="T5">Leizarraga’s </text:span>Testamentu Berria<text:span text:style-name="T5"> (1571)</text:span></text:p>
          </table:table-cell>
          <table:table-cell table:style-name="ce9" office:value-type="string" calcext:value-type="string">
            <text:p><text:span text:style-name="T25">Leizarraga, Joanes. 1990 </text:span><text:span text:style-name="T22">[</text:span><text:span text:style-name="T21">1571</text:span><text:span text:style-name="T22">]</text:span><text:span text:style-name="T21">. </text:span><text:span text:style-name="T23">Iesus Christ gure iaunaren testamentu berria, Othoitza ecclesiasticoen forma,Catechismea, Kalendrera, ABC edo christinoen instructionea</text:span><text:span text:style-name="T2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1">Ni </text:span><text:span text:style-name="T2">batheyaturen naicén </text:span><text:span text:style-name="T1">baptismoaz </text:span><text:span text:style-name="T2">batheyaturen baçarete</text:span></text:p>
          </table:table-cell>
          <table:table-cell table:style-name="ce7" office:value-type="string" calcext:value-type="string">
            <text:p><text:span text:style-name="T5">Leizarraga’s </text:span>Testamentu Berria<text:span text:style-name="T5"> (1571)</text:span></text:p>
          </table:table-cell>
          <table:table-cell table:style-name="ce9" office:value-type="string" calcext:value-type="string">
            <text:p><text:span text:style-name="T25">Leizarraga, Joanes. 1990 </text:span><text:span text:style-name="T22">[</text:span><text:span text:style-name="T21">1571</text:span><text:span text:style-name="T22">]</text:span><text:span text:style-name="T21">. </text:span><text:span text:style-name="T23">Iesus Christ gure iaunaren testamentu berria, Othoitza ecclesiasticoen forma,Catechismea, Kalendrera, ABC edo christinoen instructionea</text:span><text:span text:style-name="T2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1">Ni </text:span><text:span text:style-name="T2">batheyaturen naicén </text:span><text:span text:style-name="T1">baptismoaz </text:span><text:span text:style-name="T2">batheyaturen baçarete</text:span></text:p>
          </table:table-cell>
          <table:table-cell table:style-name="ce7" office:value-type="string" calcext:value-type="string">
            <text:p><text:span text:style-name="T5">Leizarraga’s </text:span>Testamentu Berria<text:span text:style-name="T5"> (1571)</text:span></text:p>
          </table:table-cell>
          <table:table-cell table:style-name="ce9" office:value-type="string" calcext:value-type="string">
            <text:p><text:span text:style-name="T25">Leizarraga, Joanes. 1990 </text:span><text:span text:style-name="T22">[</text:span><text:span text:style-name="T21">1571</text:span><text:span text:style-name="T22">]</text:span><text:span text:style-name="T21">. </text:span><text:span text:style-name="T23">Iesus Christ gure iaunaren testamentu berria, Othoitza ecclesiasticoen forma,Catechismea, Kalendrera, ABC edo christinoen instructionea</text:span><text:span text:style-name="T2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6">Parti nadinean Espaigniarát, ethorriren naiz çuetara : ecen sperança dut iragaitean ikussiren çaituztedala, eta </text:span><text:span text:style-name="T7">çueçaz</text:span><text:span text:style-name="T8"> </text:span><text:span text:style-name="T6">hara </text:span><text:span text:style-name="T8">guidaturen naicela</text:span></text:p>
          </table:table-cell>
          <table:table-cell table:style-name="ce7" office:value-type="string" calcext:value-type="string">
            <text:p><text:span text:style-name="T5">Leizarraga’s </text:span>Testamentu Berria<text:span text:style-name="T5"> (1571)</text:span></text:p>
          </table:table-cell>
          <table:table-cell table:style-name="ce9" office:value-type="string" calcext:value-type="string">
            <text:p><text:span text:style-name="T25">Leizarraga, Joanes. 1990 </text:span><text:span text:style-name="T22">[</text:span><text:span text:style-name="T21">1571</text:span><text:span text:style-name="T22">]</text:span><text:span text:style-name="T21">. </text:span><text:span text:style-name="T23">Iesus Christ gure iaunaren testamentu berria, Othoitza ecclesiasticoen forma,Catechismea, Kalendrera, ABC edo christinoen instructionea</text:span><text:span text:style-name="T2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9">Eramã cedin </text:span><text:span text:style-name="T7">Spirituaz</text:span><text:span text:style-name="T8"> </text:span><text:span text:style-name="T6">desertura, deabru</text:span><text:span text:style-name="T7">az</text:span><text:span text:style-name="T8"> </text:span><text:span text:style-name="T6">tenta ledinçát</text:span></text:p>
          </table:table-cell>
          <table:table-cell table:style-name="ce7" office:value-type="string" calcext:value-type="string">
            <text:p><text:span text:style-name="T5">Leizarraga’s </text:span>Testamentu Berria<text:span text:style-name="T5"> (1571)</text:span></text:p>
          </table:table-cell>
          <table:table-cell table:style-name="ce9" office:value-type="string" calcext:value-type="string">
            <text:p><text:span text:style-name="T25">Leizarraga, Joanes. 1990 </text:span><text:span text:style-name="T22">[</text:span><text:span text:style-name="T21">1571</text:span><text:span text:style-name="T22">]</text:span><text:span text:style-name="T21">. </text:span><text:span text:style-name="T23">Iesus Christ gure iaunaren testamentu berria, Othoitza ecclesiasticoen forma,Catechismea, Kalendrera, ABC edo christinoen instructionea</text:span><text:span text:style-name="T2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20">edi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Munduaren fundacionetic <text:span text:style-name="T3">preparatu çaiçuen</text:span> resumá</text:p>
          </table:table-cell>
          <table:table-cell table:style-name="ce7" office:value-type="string" calcext:value-type="string">
            <text:p><text:span text:style-name="T5">Leizarraga’s </text:span>Testamentu Berria<text:span text:style-name="T5"> (1571)</text:span></text:p>
          </table:table-cell>
          <table:table-cell table:style-name="ce9" office:value-type="string" calcext:value-type="string">
            <text:p><text:span text:style-name="T25">Leizarraga, Joanes. 1990 </text:span><text:span text:style-name="T22">[</text:span><text:span text:style-name="T21">1571</text:span><text:span text:style-name="T22">]</text:span><text:span text:style-name="T21">. </text:span><text:span text:style-name="T23">Iesus Christ gure iaunaren testamentu berria, Othoitza ecclesiasticoen forma,Catechismea, Kalendrera, ABC edo christinoen instructionea</text:span><text:span text:style-name="T2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Haur gucia eguin içan da Prophetáz <text:span text:style-name="T3">erran cena</text:span> compli ledinçát</text:p>
          </table:table-cell>
          <table:table-cell table:style-name="ce7" office:value-type="string" calcext:value-type="string">
            <text:p><text:span text:style-name="T5">Leizarraga’s </text:span>Testamentu Berria<text:span text:style-name="T5"> (1571)</text:span></text:p>
          </table:table-cell>
          <table:table-cell table:style-name="ce9" office:value-type="string" calcext:value-type="string">
            <text:p><text:span text:style-name="T25">Leizarraga, Joanes. 1990 </text:span><text:span text:style-name="T22">[</text:span><text:span text:style-name="T21">1571</text:span><text:span text:style-name="T22">]</text:span><text:span text:style-name="T21">. </text:span><text:span text:style-name="T23">Iesus Christ gure iaunaren testamentu berria, Othoitza ecclesiasticoen forma,Catechismea, Kalendrera, ABC edo christinoen instructionea</text:span><text:span text:style-name="T2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Gauça guciac niri neure Aitaz <text:span text:style-name="T3">eman çaizquit</text:span></text:p>
          </table:table-cell>
          <table:table-cell table:style-name="ce7" office:value-type="string" calcext:value-type="string">
            <text:p><text:span text:style-name="T5">Leizarraga’s </text:span>Testamentu Berria<text:span text:style-name="T5"> (1571)</text:span></text:p>
          </table:table-cell>
          <table:table-cell table:style-name="ce9" office:value-type="string" calcext:value-type="string">
            <text:p><text:span text:style-name="T25">Leizarraga, Joanes. 1990 </text:span><text:span text:style-name="T22">[</text:span><text:span text:style-name="T21">1571</text:span><text:span text:style-name="T22">]</text:span><text:span text:style-name="T21">. </text:span><text:span text:style-name="T23">Iesus Christ gure iaunaren testamentu berria, Othoitza ecclesiasticoen forma,Catechismea, Kalendrera, ABC edo christinoen instructionea</text:span><text:span text:style-name="T2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Ecen hunela <text:span text:style-name="T3">scribatua duc</text:span> Prophetáz</text:p>
          </table:table-cell>
          <table:table-cell table:style-name="ce7" office:value-type="string" calcext:value-type="string">
            <text:p><text:span text:style-name="T5">Leizarraga’s </text:span>Testamentu Berria<text:span text:style-name="T5"> (1571)</text:span></text:p>
          </table:table-cell>
          <table:table-cell table:style-name="ce9" office:value-type="string" calcext:value-type="string">
            <text:p><text:span text:style-name="T25">Leizarraga, Joanes. 1990 </text:span><text:span text:style-name="T22">[</text:span><text:span text:style-name="T21">1571</text:span><text:span text:style-name="T22">]</text:span><text:span text:style-name="T21">. </text:span><text:span text:style-name="T23">Iesus Christ gure iaunaren testamentu berria, Othoitza ecclesiasticoen forma,Catechismea, Kalendrera, ABC edo christinoen instructionea</text:span><text:span text:style-name="T2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20">a</text:span>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Ene alaba <text:span text:style-name="T3">duc</text:span> deabruaz gaizqui <text:span text:style-name="T3">tormentatua</text:span></text:p>
          </table:table-cell>
          <table:table-cell table:style-name="ce7" office:value-type="string" calcext:value-type="string">
            <text:p><text:span text:style-name="T5">Leizarraga’s </text:span>Testamentu Berria<text:span text:style-name="T5"> (1571)</text:span></text:p>
          </table:table-cell>
          <table:table-cell table:style-name="ce9" office:value-type="string" calcext:value-type="string">
            <text:p><text:span text:style-name="T25">Leizarraga, Joanes. 1990 </text:span><text:span text:style-name="T22">[</text:span><text:span text:style-name="T21">1571</text:span><text:span text:style-name="T22">]</text:span><text:span text:style-name="T21">. </text:span><text:span text:style-name="T23">Iesus Christ gure iaunaren testamentu berria, Othoitza ecclesiasticoen forma,Catechismea, Kalendrera, ABC edo christinoen instructionea</text:span><text:span text:style-name="T2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20">a</text:span>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Guero iguzquia goratu eta <text:span text:style-name="T3">erre içan dirade</text:span></text:p>
          </table:table-cell>
          <table:table-cell table:style-name="ce7" office:value-type="string" calcext:value-type="string">
            <text:p><text:span text:style-name="T5">Leizarraga’s </text:span>Testamentu Berria<text:span text:style-name="T5"> (1571)</text:span></text:p>
          </table:table-cell>
          <table:table-cell table:style-name="ce9" office:value-type="string" calcext:value-type="string">
            <text:p><text:span text:style-name="T25">Leizarraga, Joanes. 1990 </text:span><text:span text:style-name="T22">[</text:span><text:span text:style-name="T21">1571</text:span><text:span text:style-name="T22">]</text:span><text:span text:style-name="T21">. </text:span><text:span text:style-name="T23">Iesus Christ gure iaunaren testamentu berria, Othoitza ecclesiasticoen forma,Catechismea, Kalendrera, ABC edo christinoen instructionea</text:span><text:span text:style-name="T2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0">izan</text:span> (participle) + <text:span text:style-name="T20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Orduan haourtchoac <text:span text:style-name="T3">presentatu içan çaizcan</text:span> escuac gainean eçar litzençat</text:p>
          </table:table-cell>
          <table:table-cell table:style-name="ce7" office:value-type="string" calcext:value-type="string">
            <text:p><text:span text:style-name="T5">Leizarraga’s </text:span>Testamentu Berria<text:span text:style-name="T5"> (1571)</text:span></text:p>
          </table:table-cell>
          <table:table-cell table:style-name="ce9" office:value-type="string" calcext:value-type="string">
            <text:p><text:span text:style-name="T25">Leizarraga, Joanes. 1990 </text:span><text:span text:style-name="T22">[</text:span><text:span text:style-name="T21">1571</text:span><text:span text:style-name="T22">]</text:span><text:span text:style-name="T21">. </text:span><text:span text:style-name="T23">Iesus Christ gure iaunaren testamentu berria, Othoitza ecclesiasticoen forma,Catechismea, Kalendrera, ABC edo christinoen instructionea</text:span><text:span text:style-name="T2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0">izan</text:span> (participle) + <text:span text:style-name="T20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Orduan compli cedin Hieremias prophetáz <text:span text:style-name="T3">erran içan cena</text:span></text:p>
          </table:table-cell>
          <table:table-cell table:style-name="ce7" office:value-type="string" calcext:value-type="string">
            <text:p><text:span text:style-name="T5">Leizarraga’s </text:span>Testamentu Berria<text:span text:style-name="T5"> (1571)</text:span></text:p>
          </table:table-cell>
          <table:table-cell table:style-name="ce9" office:value-type="string" calcext:value-type="string">
            <text:p><text:span text:style-name="T25">Leizarraga, Joanes. 1990 </text:span><text:span text:style-name="T22">[</text:span><text:span text:style-name="T21">1571</text:span><text:span text:style-name="T22">]</text:span><text:span text:style-name="T21">. </text:span><text:span text:style-name="T23">Iesus Christ gure iaunaren testamentu berria, Othoitza ecclesiasticoen forma,Catechismea, Kalendrera, ABC edo christinoen instructionea</text:span><text:span text:style-name="T2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0">izan</text:span> (participle) + <text:span text:style-name="T20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Deabrua campora <text:span text:style-name="T3">egotzi içan cenean</text:span></text:p>
          </table:table-cell>
          <table:table-cell table:style-name="ce7" office:value-type="string" calcext:value-type="string">
            <text:p><text:span text:style-name="T5">Leizarraga’s </text:span>Testamentu Berria<text:span text:style-name="T5"> (1571)</text:span></text:p>
          </table:table-cell>
          <table:table-cell table:style-name="ce9" office:value-type="string" calcext:value-type="string">
            <text:p><text:span text:style-name="T25">Leizarraga, Joanes. 1990 </text:span><text:span text:style-name="T22">[</text:span><text:span text:style-name="T21">1571</text:span><text:span text:style-name="T22">]</text:span><text:span text:style-name="T21">. </text:span><text:span text:style-name="T23">Iesus Christ gure iaunaren testamentu berria, Othoitza ecclesiasticoen forma,Catechismea, Kalendrera, ABC edo christinoen instructionea</text:span><text:span text:style-name="T2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0">izan</text:span> (participle) + <text:span text:style-name="T20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Babylonerát <text:span text:style-name="T3">eraman içan ciraden</text:span> ondoan</text:p>
          </table:table-cell>
          <table:table-cell table:style-name="ce7" office:value-type="string" calcext:value-type="string">
            <text:p><text:span text:style-name="T5">Leizarraga’s </text:span>Testamentu Berria<text:span text:style-name="T5"> (1571)</text:span></text:p>
          </table:table-cell>
          <table:table-cell table:style-name="ce9" office:value-type="string" calcext:value-type="string">
            <text:p><text:span text:style-name="T25">Leizarraga, Joanes. 1990 </text:span><text:span text:style-name="T22">[</text:span><text:span text:style-name="T21">1571</text:span><text:span text:style-name="T22">]</text:span><text:span text:style-name="T21">. </text:span><text:span text:style-name="T23">Iesus Christ gure iaunaren testamentu berria, Othoitza ecclesiasticoen forma,Catechismea, Kalendrera, ABC edo christinoen instructionea</text:span><text:span text:style-name="T2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0">izan</text:span> (participle) + <text:span text:style-name="T20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Cein <text:span text:style-name="T3">c</text:span><text:span text:style-name="T10">õcebitu içan baita</text:span><text:span text:style-name="T11"> Spiritu sainduaganic</text:span></text:p>
          </table:table-cell>
          <table:table-cell table:style-name="ce7" office:value-type="string" calcext:value-type="string">
            <text:p><text:span text:style-name="T5">Leizarraga’s </text:span>Testamentu Berria<text:span text:style-name="T5"> (1571)</text:span></text:p>
          </table:table-cell>
          <table:table-cell table:style-name="ce9" office:value-type="string" calcext:value-type="string">
            <text:p><text:span text:style-name="T25">Leizarraga, Joanes. 1990 </text:span><text:span text:style-name="T22">[</text:span><text:span text:style-name="T21">1571</text:span><text:span text:style-name="T22">]</text:span><text:span text:style-name="T21">. </text:span><text:span text:style-name="T23">Iesus Christ gure iaunaren testamentu berria, Othoitza ecclesiasticoen forma,Catechismea, Kalendrera, ABC edo christinoen instructionea</text:span><text:span text:style-name="T2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0">izan</text:span> (participle) + <text:span text:style-name="T20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3">Iustificatu içan da</text:span> sapientiá bere haourréz</text:p>
          </table:table-cell>
          <table:table-cell table:style-name="ce7" office:value-type="string" calcext:value-type="string">
            <text:p><text:span text:style-name="T5">Leizarraga’s </text:span>Testamentu Berria<text:span text:style-name="T5"> (1571)</text:span></text:p>
          </table:table-cell>
          <table:table-cell table:style-name="ce9" office:value-type="string" calcext:value-type="string">
            <text:p><text:span text:style-name="T25">Leizarraga, Joanes. 1990 </text:span><text:span text:style-name="T22">[</text:span><text:span text:style-name="T21">1571</text:span><text:span text:style-name="T22">]</text:span><text:span text:style-name="T21">. </text:span><text:span text:style-name="T23">Iesus Christ gure iaunaren testamentu berria, Othoitza ecclesiasticoen forma,Catechismea, Kalendrera, ABC edo christinoen instructionea</text:span><text:span text:style-name="T2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0">izan</text:span> (participle) + <text:span text:style-name="T20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Çuhurretaric diligentqui <text:span text:style-name="T3">informatu içan cen</text:span> demboraren araura</text:p>
          </table:table-cell>
          <table:table-cell table:style-name="ce7" office:value-type="string" calcext:value-type="string">
            <text:p><text:span text:style-name="T5">Leizarraga’s </text:span>Testamentu Berria<text:span text:style-name="T5"> (1571)</text:span></text:p>
          </table:table-cell>
          <table:table-cell table:style-name="ce9" office:value-type="string" calcext:value-type="string">
            <text:p><text:span text:style-name="T25">Leizarraga, Joanes. 1990 </text:span><text:span text:style-name="T22">[</text:span><text:span text:style-name="T21">1571</text:span><text:span text:style-name="T22">]</text:span><text:span text:style-name="T21">. </text:span><text:span text:style-name="T23">Iesus Christ gure iaunaren testamentu berria, Othoitza ecclesiasticoen forma,Catechismea, Kalendrera, ABC edo christinoen instructionea</text:span><text:span text:style-name="T2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0">izan</text:span> (participle) + <text:span text:style-name="T20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4">Haur gucia eguin içan da Prophetáz erran cena </text:span><text:span text:style-name="T3">compli ledinçát</text:span></text:p>
          </table:table-cell>
          <table:table-cell table:style-name="ce7" office:value-type="string" calcext:value-type="string">
            <text:p><text:span text:style-name="T5">Leizarraga’s </text:span>Testamentu Berria<text:span text:style-name="T5"> (1571)</text:span></text:p>
          </table:table-cell>
          <table:table-cell table:style-name="ce9" office:value-type="string" calcext:value-type="string">
            <text:p><text:span text:style-name="T25">Leizarraga, Joanes. 1990 </text:span><text:span text:style-name="T22">[</text:span><text:span text:style-name="T21">1571</text:span><text:span text:style-name="T22">]</text:span><text:span text:style-name="T21">. </text:span><text:span text:style-name="T23">Iesus Christ gure iaunaren testamentu berria, Othoitza ecclesiasticoen forma,Catechismea, Kalendrera, ABC edo christinoen instructionea</text:span><text:span text:style-name="T2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Impersonal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20">edi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12">Cerçaz </text:span><text:span text:style-name="T13">veztituren gara</text:span><text:span text:style-name="T14">?</text:span></text:p>
          </table:table-cell>
          <table:table-cell table:style-name="ce7" office:value-type="string" calcext:value-type="string">
            <text:p><text:span text:style-name="T5">Leizarraga’s </text:span>Testamentu Berria<text:span text:style-name="T5"> (1571)</text:span></text:p>
          </table:table-cell>
          <table:table-cell table:style-name="ce9" office:value-type="string" calcext:value-type="string">
            <text:p><text:span text:style-name="T25">Leizarraga, Joanes. 1990 </text:span><text:span text:style-name="T22">[</text:span><text:span text:style-name="T21">1571</text:span><text:span text:style-name="T22">]</text:span><text:span text:style-name="T21">. </text:span><text:span text:style-name="T23">Iesus Christ gure iaunaren testamentu berria, Othoitza ecclesiasticoen forma,Catechismea, Kalendrera, ABC edo christinoen instructionea</text:span><text:span text:style-name="T2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12">Çuec-ere campotic guiçoney </text:span><text:span text:style-name="T13">eracusten çarete </text:span><text:span text:style-name="T12">iusto, baina barnean hypocrisiaz eta iniquitatez betheac çarete</text:span></text:p>
          </table:table-cell>
          <table:table-cell table:style-name="ce7" office:value-type="string" calcext:value-type="string">
            <text:p><text:span text:style-name="T5">Leizarraga’s </text:span>Testamentu Berria<text:span text:style-name="T5"> (1571)</text:span></text:p>
          </table:table-cell>
          <table:table-cell table:style-name="ce9" office:value-type="string" calcext:value-type="string">
            <text:p><text:span text:style-name="T25">Leizarraga, Joanes. 1990 </text:span><text:span text:style-name="T22">[</text:span><text:span text:style-name="T21">1571</text:span><text:span text:style-name="T22">]</text:span><text:span text:style-name="T21">. </text:span><text:span text:style-name="T23">Iesus Christ gure iaunaren testamentu berria, Othoitza ecclesiasticoen forma,Catechismea, Kalendrera, ABC edo christinoen instructionea</text:span><text:span text:style-name="T2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Ecen eure hitzetaric <text:span text:style-name="T3">iustificaturen aiz</text:span></text:p>
          </table:table-cell>
          <table:table-cell table:style-name="ce7" office:value-type="string" calcext:value-type="string">
            <text:p><text:span text:style-name="T5">Leizarraga’s </text:span>Testamentu Berria<text:span text:style-name="T5"> (1571)</text:span></text:p>
          </table:table-cell>
          <table:table-cell table:style-name="ce9" office:value-type="string" calcext:value-type="string">
            <text:p><text:span text:style-name="T25">Leizarraga, Joanes. 1990 </text:span><text:span text:style-name="T22">[</text:span><text:span text:style-name="T21">1571</text:span><text:span text:style-name="T22">]</text:span><text:span text:style-name="T21">. </text:span><text:span text:style-name="T23">Iesus Christ gure iaunaren testamentu berria, Othoitza ecclesiasticoen forma,Catechismea, Kalendrera, ABC edo christinoen instructionea</text:span><text:span text:style-name="T2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Sinistetandot <text:span text:style-name="T5">[…]</text:span> gueure Iaunag<text:span text:style-name="T11">â, zeyna </text:span><text:span text:style-name="T15">izançan concebidua</text:span><text:span text:style-name="T11"> Espiritu Santuen obraz</text:span></text:p>
          </table:table-cell>
          <table:table-cell table:style-name="ce7" office:value-type="string" calcext:value-type="string">
            <text:p><text:span text:style-name="T5">Betolatza’s </text:span>Doctrina christiana<text:span text:style-name="T5"> (1596)</text:span></text:p>
          </table:table-cell>
          <table:table-cell table:style-name="ce26" office:value-type="string" calcext:value-type="string">
            <text:p><text:span text:style-name="T6">Arana-Martija, Jose A. 1986. </text:span><text:span text:style-name="T26">Betolazaren “Doctrina christiana”. </text:span><text:span text:style-name="T27">Euskera</text:span><text:span text:style-name="T26"> 31(2). 505-526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20">a</text:span>(<text:span text:style-name="T20">k</text:span>) + <text:span text:style-name="T20">izan</text:span> (participle) + <text:span text:style-name="T20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3">Yzançan</text:span> <text:span text:style-name="T3">cruficicadua</text:span>, <text:span text:style-name="T3">hila</text:span> eta <text:span text:style-name="T3">sepultadua</text:span></text:p>
          </table:table-cell>
          <table:table-cell table:style-name="ce7" office:value-type="string" calcext:value-type="string">
            <text:p><text:span text:style-name="T5">Betolatza’s </text:span>Doctrina christiana<text:span text:style-name="T5"> (1596)</text:span></text:p>
          </table:table-cell>
          <table:table-cell table:style-name="ce26" office:value-type="string" calcext:value-type="string">
            <text:p><text:span text:style-name="T6">Arana-Martija, Jose A. 1986. </text:span><text:span text:style-name="T26">Betolazaren “Doctrina christiana”. </text:span><text:span text:style-name="T27">Euskera</text:span><text:span text:style-name="T26"> 31(2). 505-526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20">a</text:span>(<text:span text:style-name="T20">k</text:span>) + <text:span text:style-name="T20">izan</text:span> (participle) + <text:span text:style-name="T20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3">concebidua yzançala</text:span> Espiritu Santuen obraz</text:p>
          </table:table-cell>
          <table:table-cell table:style-name="ce7" office:value-type="string" calcext:value-type="string">
            <text:p><text:span text:style-name="T5">Betolatza’s </text:span>Doctrina christiana<text:span text:style-name="T5"> (1596)</text:span></text:p>
          </table:table-cell>
          <table:table-cell table:style-name="ce26" office:value-type="string" calcext:value-type="string">
            <text:p><text:span text:style-name="T6">Arana-Martija, Jose A. 1986. </text:span><text:span text:style-name="T26">Betolazaren “Doctrina christiana”. </text:span><text:span text:style-name="T27">Euskera</text:span><text:span text:style-name="T26"> 31(2). 505-526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20">a</text:span>(<text:span text:style-name="T20">k</text:span>) + <text:span text:style-name="T20">izan</text:span> (participle) + <text:span text:style-name="T20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12">Edo eguiaz nay guzurraz, </text:span><text:span text:style-name="T13">elicatuco nays</text:span></text:p>
          </table:table-cell>
          <table:table-cell table:style-name="ce7" office:value-type="string" calcext:value-type="string">
            <text:p>Refranes y sentencias<text:span text:style-name="T5"> (1596)</text:span></text:p>
          </table:table-cell>
          <table:table-cell table:style-name="ce10" office:value-type="string" calcext:value-type="string">
            <text:p><text:span text:style-name="T28">Lakarra, Joseba A. 1996. </text:span><text:span text:style-name="T29">Refranes y sentencias (1596): Ikerketak eta edizioa</text:span><text:span text:style-name="T28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1">Jayncoa laudatu dela gure errian espaytugu pendenciaric eliçaco gauzaetan baycicaçarrenac çarraynchu Eta </text:span><text:span text:style-name="T2">ofraçen baicara</text:span><text:span text:style-name="T1">.</text:span></text:p>
          </table:table-cell>
          <table:table-cell office:value-type="string" calcext:value-type="string">
            <text:p>Church process (1597)</text:p>
          </table:table-cell>
          <table:table-cell office:value-type="string" calcext:value-type="string">
            <text:p>Reguero, Urtzi. 2019. <text:span text:style-name="T2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Court transcripts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3">Conçebitu ninçam</text:span> maldadeetam</text:p>
          </table:table-cell>
          <table:table-cell office:value-type="string" calcext:value-type="string">
            <text:p><text:span text:style-name="T2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20">Karmel</text:span> 166, 37<text:span text:style-name="T30">‒47.</text:span>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irurren <text:span text:style-name="T3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20">Lazarraga eskuizkribuaren edizioa eta azterketa</text:span>, vol. 2: <text:span text:style-name="T2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ilvero, bada, obato <text:span text:style-name="T3">erregidu</text:span> cegati <text:span text:style-name="T3">çan</text:span>, eseco andreac aguindu eusan Silviari <text:span text:style-name="T5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20">Lazarraga eskuizkribuaren edizioa eta azterketa</text:span>, vol. 2: <text:span text:style-name="T2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Oy, Sirena, çeñaen beguioc <text:span text:style-name="T3">direan</text:span> norteagaz <text:span text:style-name="T3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20">Lazarraga eskuizkribuaren edizioa eta azterketa</text:span>, vol. 2: <text:span text:style-name="T2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20">a</text:span><text:span text:style-name="T5">(</text:span><text:span text:style-name="T20">k</text:span><text:span text:style-name="T5">)</text:span>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egaiti <text:span text:style-name="T3">çan</text:span> utra <text:span text:style-name="T3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20">Lazarraga eskuizkribuaren edizioa eta azterketa</text:span>, vol. 2: <text:span text:style-name="T2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20">a</text:span><text:span text:style-name="T5">(</text:span><text:span text:style-name="T20">k</text:span><text:span text:style-name="T5">)</text:span>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Ene parteti <text:span text:style-name="T3">içango çara</text:span> justiciara <text:span text:style-name="T3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20">Lazarraga eskuizkribuaren edizioa eta azterketa</text:span>, vol. 2: <text:span text:style-name="T2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Nic çu andiro laztan içana an <text:span text:style-name="T3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20">Lazarraga eskuizkribuaren edizioa eta azterketa</text:span>, vol. 2: <text:span text:style-name="T2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enpora baten <text:span text:style-name="T3">içan ninçan</text:span> amore minez <text:span text:style-name="T3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20">Lazarraga eskuizkribuaren edizioa eta azterketa</text:span>, vol. 2: <text:span text:style-name="T2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20">a</text:span>(<text:span text:style-name="T20">k</text:span>) + <text:span text:style-name="T20">izan</text:span> (participle) + <text:span text:style-name="T20">izan</text:span> (auxiliary)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Neure aragui gaxtoaganic <text:span text:style-name="T3">içan ninçan</text:span> ni <text:span text:style-name="T3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20">Lazarraga eskuizkribuaren edizioa eta azterketa</text:span>, vol. 2: <text:span text:style-name="T2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20">a</text:span>(<text:span text:style-name="T20">k</text:span>) + <text:span text:style-name="T20">izan</text:span> (participle) + <text:span text:style-name="T20">izan</text:span> (auxiliary)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Laztanagana oy <text:span text:style-name="T3">içan ninçan</text:span> us eguin baga <text:span text:style-name="T3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20">Lazarraga eskuizkribuaren edizioa eta azterketa</text:span>, vol. 2: <text:span text:style-name="T2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20">a</text:span>(<text:span text:style-name="T20">k</text:span>) + <text:span text:style-name="T20">izan</text:span> (participle) + <text:span text:style-name="T20">izan</text:span> (auxiliary)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Espilu artan <text:span text:style-name="T3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20">Lazarraga eskuizkribuaren edizioa eta azterketa</text:span>, vol. 2: <text:span text:style-name="T2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20">edi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eo graciaz, çu, <text:span text:style-name="T3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20">Lazarraga eskuizkribuaren edizioa eta azterketa</text:span>, vol. 2: <text:span text:style-name="T2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20">edin</text:span>]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<text:span text:style-name="T16">Emaztearen gaitzez </text:span><text:span text:style-name="T17">xikira zedina </text:span><text:span text:style-name="T16">adarreki </text:span><text:span text:style-name="T17">ehortz zedin</text:span></text:p>
          </table:table-cell>
          <table:table-cell table:style-name="ce8" office:value-type="string" calcext:value-type="string">
            <text:p>Oihenart’s <text:span text:style-name="T20">Euskal atsotitzak eta neurtitzak</text:span> (1657)</text:p>
          </table:table-cell>
          <table:table-cell table:style-name="ce11" office:value-type="string" calcext:value-type="string">
            <text:p><text:span text:style-name="T31">Oihenart, Arnaud. 2003 </text:span><text:span text:style-name="T32">[1657]</text:span><text:span text:style-name="T31">. </text:span><text:span text:style-name="T33">Euskal atsotitzak eta neurtitzak</text:span><text:span text:style-name="T34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20">edin</text:span>]</text:p>
          </table:table-cell>
          <table:table-cell table:style-name="ce13" table:number-columns-repeated="16375"/>
        </table:table-row>
        <table:table-row table:style-name="ro1">
          <table:table-cell table:style-name="ce6" office:value-type="string" calcext:value-type="string">
            <text:p><text:span text:style-name="T18">Emaztearen gaitzez </text:span><text:span text:style-name="T19">xikira zedina </text:span><text:span text:style-name="T18">adarreki </text:span><text:span text:style-name="T19">ehortz zedin</text:span></text:p>
          </table:table-cell>
          <table:table-cell table:style-name="ce8" office:value-type="string" calcext:value-type="string">
            <text:p>Oihenart’s <text:span text:style-name="T20">Euskal atsotitzak eta neurtitzak</text:span> (1657)</text:p>
          </table:table-cell>
          <table:table-cell office:value-type="string" calcext:value-type="string">
            <text:p><text:span text:style-name="T25">Oihenart, Arnaud. 2003 </text:span><text:span text:style-name="T22">[1657]</text:span><text:span text:style-name="T21">. </text:span><text:span text:style-name="T23">Euskal atsotitzak eta neurtitzak</text:span><text:span text:style-name="T24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20">edin</text:span>]</text:p>
          </table:table-cell>
          <table:table-cell table:style-name="ce13"/>
          <table:table-cell table:number-columns-repeated="16374"/>
        </table:table-row>
        <table:table-row table:style-name="ro1">
          <table:table-cell table:style-name="ce2" office:value-type="string" calcext:value-type="string">
            <text:p><text:span text:style-name="T1">Hil adi, </text:span><text:span text:style-name="T2">alaba aite</text:span></text:p>
          </table:table-cell>
          <table:table-cell table:style-name="ce8" office:value-type="string" calcext:value-type="string">
            <text:p>Oihenart’s <text:span text:style-name="T20">Euskal atsotitzak eta neurtitzak</text:span> (1657)</text:p>
          </table:table-cell>
          <table:table-cell office:value-type="string" calcext:value-type="string">
            <text:p><text:span text:style-name="T25">Oihenart, Arnaud. 2003 </text:span><text:span text:style-name="T22">[1657]</text:span><text:span text:style-name="T21">. </text:span><text:span text:style-name="T23">Euskal atsotitzak eta neurtitzak</text:span><text:span text:style-name="T24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20">edi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1">Aberatsi nahi zena urthe bitan, </text:span><text:span text:style-name="T2">urkha zedin </text:span><text:span text:style-name="T1">urtherditan</text:span></text:p>
          </table:table-cell>
          <table:table-cell table:style-name="ce8" office:value-type="string" calcext:value-type="string">
            <text:p>Oihenart’s <text:span text:style-name="T20">Euskal atsotitzak eta neurtitzak</text:span> (1657)</text:p>
          </table:table-cell>
          <table:table-cell office:value-type="string" calcext:value-type="string">
            <text:p><text:span text:style-name="T25">Oihenart, Arnaud. 2003 </text:span><text:span text:style-name="T22">[1657]</text:span><text:span text:style-name="T21">. </text:span><text:span text:style-name="T23">Euskal atsotitzak eta neurtitzak</text:span><text:span text:style-name="T24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20">edi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Urrunera dohena ezkontzera, edo <text:span text:style-name="T3">da enganatu</text:span> edo doha enganatzera</text:p>
          </table:table-cell>
          <table:table-cell table:style-name="ce8" office:value-type="string" calcext:value-type="string">
            <text:p>Oihenart’s <text:span text:style-name="T20">Euskal atsotitzak eta neurtitzak</text:span> (1657)</text:p>
          </table:table-cell>
          <table:table-cell office:value-type="string" calcext:value-type="string">
            <text:p><text:span text:style-name="T25">Oihenart, Arnaud. 2003 </text:span><text:span text:style-name="T22">[1657]</text:span><text:span text:style-name="T21">. </text:span><text:span text:style-name="T23">Euskal atsotitzak eta neurtitzak</text:span><text:span text:style-name="T24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Zaharo zeno zeren <text:span text:style-name="T3">etzen xuxentu</text:span> da zuhatza makur azkentu</text:p>
          </table:table-cell>
          <table:table-cell table:style-name="ce8" office:value-type="string" calcext:value-type="string">
            <text:p>Oihenart’s <text:span text:style-name="T20">Euskal atsotitzak eta neurtitzak</text:span> (1657)</text:p>
          </table:table-cell>
          <table:table-cell office:value-type="string" calcext:value-type="string">
            <text:p><text:span text:style-name="T25">Oihenart, Arnaud. 2003 </text:span><text:span text:style-name="T22">[1657]</text:span><text:span text:style-name="T21">. </text:span><text:span text:style-name="T23">Euskal atsotitzak eta neurtitzak</text:span><text:span text:style-name="T24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0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3">Eztate</text:span> ungi <text:span text:style-name="T3">zerbitzatu</text:span> bere mainatareki nahi duena dostatu</text:p>
          </table:table-cell>
          <table:table-cell table:style-name="ce8" office:value-type="string" calcext:value-type="string">
            <text:p>Oihenart’s <text:span text:style-name="T20">Euskal atsotitzak eta neurtitzak</text:span> (1657)</text:p>
          </table:table-cell>
          <table:table-cell office:value-type="string" calcext:value-type="string">
            <text:p><text:span text:style-name="T25">Oihenart, Arnaud. 2003 </text:span><text:span text:style-name="T22">[1657]</text:span><text:span text:style-name="T21">. </text:span><text:span text:style-name="T23">Euskal atsotitzak eta neurtitzak</text:span><text:span text:style-name="T24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20">izan </text:span><text:span text:style-name="T5">+ -</text:span><text:span text:style-name="T20">te</text:span><text:span text:style-name="T5">/-</text:span><text:span text:style-name="T20">ke</text:span>]</text:p>
          </table:table-cell>
          <table:table-cell table:number-columns-repeated="16375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3">begira adi</text:span> nola asaieti</text:p>
          </table:table-cell>
          <table:table-cell table:style-name="ce8" office:value-type="string" calcext:value-type="string">
            <text:p>Oihenart’s Euskal atsotitzak eta neurtitzak (1657)</text:p>
          </table:table-cell>
          <table:table-cell office:value-type="string" calcext:value-type="string">
            <text:p><text:span text:style-name="T31">Oihenart, Arnaud. 2003 </text:span><text:span text:style-name="T32">[1657]</text:span><text:span text:style-name="T31">. </text:span><text:span text:style-name="T33">Euskal atsotitzak eta neurtitzak</text:span><text:span text:style-name="T34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20">edin</text:span>]</text:p>
          </table:table-cell>
          <table:table-cell table:style-name="ce13" table:number-columns-repeated="16375"/>
        </table:table-row>
        <table:table-row table:style-name="ro1">
          <table:table-cell table:style-name="ce21" office:value-type="string" calcext:value-type="string">
            <text:p>Bere onak eztituena urrikari, <text:span text:style-name="T3">gomenda bedi</text:span> urte gaitzari</text:p>
          </table:table-cell>
          <table:table-cell table:style-name="ce8" office:value-type="string" calcext:value-type="string">
            <text:p>Oihenart’s Euskal atsotitzak eta neurtitzak (1657)</text:p>
          </table:table-cell>
          <table:table-cell office:value-type="string" calcext:value-type="string">
            <text:p><text:span text:style-name="T31">Oihenart, Arnaud. 2003 </text:span><text:span text:style-name="T32">[1657]</text:span><text:span text:style-name="T31">. </text:span><text:span text:style-name="T33">Euskal atsotitzak eta neurtitzak</text:span><text:span text:style-name="T34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20">edin</text:span>]</text:p>
          </table:table-cell>
          <table:table-cell table:style-name="ce13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(continue bringing examples from Mounole (2011: 155)</text:p>
          </table:table-cell>
          <table:table-cell table:number-columns-repeated="16383"/>
        </table:table-row>
        <table:table-row table:style-name="ro1" table:number-rows-repeated="10485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08-30T12:13:58.535000000</dc:date>
    <meta:editing-duration>PT5H57M43S</meta:editing-duration>
    <meta:editing-cycles>88</meta:editing-cycles>
    <meta:generator>LibreOffice/7.5.2.2$Windows_X86_64 LibreOffice_project/53bb9681a964705cf672590721dbc85eb4d0c3a2</meta:generator>
    <meta:document-statistic meta:table-count="1" meta:cell-count="559" meta:object-count="0"/>
  </office:meta>
</office:document-meta>
</file>